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7D0000007D01CDEDB4A4B6FEF62.png" manifest:media-type="image/png"/>
  <manifest:file-entry manifest:full-path="Pictures/100000010000006000000060B3B5FEE8D7BE68D8.png" manifest:media-type="image/png"/>
  <manifest:file-entry manifest:full-path="Pictures/1000000100000400000004004372D28AC0359731.png" manifest:media-type="image/png"/>
  <manifest:file-entry manifest:full-path="Pictures/1000000100000484000004840588E9E02ADCAEC3.png" manifest:media-type="image/png"/>
  <manifest:file-entry manifest:full-path="Pictures/100000010000080000000800486955F933BC5DEC.png" manifest:media-type="image/png"/>
  <manifest:file-entry manifest:full-path="Pictures/100000010000085C0000085CDCD76E81343D2E46.png" manifest:media-type="image/png"/>
  <manifest:file-entry manifest:full-path="Pictures/10000001000000400000004007FDB9E243A44C3D.png" manifest:media-type="image/png"/>
  <manifest:file-entry manifest:full-path="Pictures/10000001000000400000004006D89D92F46C2CD0.png" manifest:media-type="image/png"/>
  <manifest:file-entry manifest:full-path="Pictures/1000000100000800000008007251552138240BDC.png" manifest:media-type="image/png"/>
  <manifest:file-entry manifest:full-path="Pictures/10000001000009C4000009C44BC84A50E7223D23.png" manifest:media-type="image/png"/>
  <manifest:file-entry manifest:full-path="Pictures/100000010000004000000040C23FFAF48F2504B5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66in"/>
    </style:style>
    <style:style style:name="Table1.C" style:family="table-column">
      <style:table-column-properties style:column-width="5.8951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5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66in"/>
    </style:style>
    <style:style style:name="Table1.C" style:family="table-column">
      <style:table-column-properties style:column-width="5.8951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5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P1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" style:family="paragraph" style:parent-style-name="Frame_20_contents">
      <loext:graphic-properties draw:fill-gradient-name="gradient" draw:fill-hatch-name="hatch"/>
      <style:paragraph-properties fo:margin-top="0.0402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Frame_20_contents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</style:style>
    <style:style style:name="P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238dde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666666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officeooo:paragraph-rsid="001f33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767171" loext:opacity="100%"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1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d3fb7" officeooo:paragraph-rsid="001d3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f335c" officeooo:paragraph-rsid="00228d6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0" style:family="paragraph">
      <loext:graphic-properties draw:fill-color="#666666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ill Sans MT" fo:font-size="60pt" style:font-size-asian="60pt" style:font-size-complex="60pt"/>
    </style:style>
    <style:style style:name="T2" style:family="text">
      <style:text-properties fo:color="#000000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" style:family="text">
      <style:text-properties officeooo:rsid="001afef0"/>
    </style:style>
    <style:style style:name="T4" style:family="text">
      <style:text-properties fo:color="#666666" loext:opacity="100%"/>
    </style:style>
    <style:style style:name="T5" style:family="text">
      <style:text-properties fo:color="#666666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6" style:family="text">
      <style:text-properties fo:color="#666666" loext:opacity="100%" style:font-name="Gill Sans" fo:font-size="12pt" fo:language="en" fo:country="US" style:text-underline-style="non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7" style:family="text">
      <style:text-properties fo:color="#666666" loext:opacity="100%" fo:font-style="italic" style:font-style-asian="italic" style:font-style-complex="italic"/>
    </style:style>
    <style:style style:name="T8" style:family="text">
      <style:text-properties officeooo:rsid="001c07cd"/>
    </style:style>
    <style:style style:name="T9" style:family="text">
      <style:text-properties officeooo:rsid="001d3fb7"/>
    </style:style>
    <style:style style:name="T10" style:family="text">
      <style:text-properties officeooo:rsid="001f335c"/>
    </style:style>
    <style:style style:name="T11" style:family="text">
      <style:text-properties officeooo:rsid="00228d69"/>
    </style:style>
    <style:style style:name="T12" style:family="text">
      <style:text-properties fo:language="en" fo:country="US" fo:font-style="italic" style:letter-kerning="false" style:font-name-asian="Calibri1" style:language-asian="en" style:country-asian="US" style:language-complex="ar" style:country-complex="SA"/>
    </style:style>
    <style:style style:name="T13" style:family="text">
      <style:text-properties fo:language="en" fo:country="US" fo:font-style="italic" officeooo:rsid="00228d69" style:letter-kerning="false" style:font-name-asian="Calibri1" style:language-asian="en" style:country-asian="US" style:language-complex="ar" style:country-complex="SA"/>
    </style:style>
    <style:style style:name="T14" style:family="text">
      <style:text-properties officeooo:rsid="0024b4d7"/>
    </style:style>
    <style:style style:name="T15" style:family="text">
      <style:text-properties officeooo:rsid="00293d88"/>
    </style:style>
    <style:style style:name="T16" style:family="text">
      <style:text-properties officeooo:rsid="002af53a"/>
    </style:style>
    <style:style style:name="T17" style:family="text">
      <style:text-properties officeooo:rsid="002b993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437in, 0in, -0.4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2.1874in, 3.8126in, 2.1874in, 0.562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666666" draw:fill-color="#666666" draw:textarea-horizontal-align="justify" draw:textarea-vertical-align="middle" draw:auto-grow-height="false" fo:min-height="1.6764in" fo:min-width="0.0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9.3543in" fo:min-width="8.0165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8709in" fo:min-width="4.8154in" fo:padding-top="0.05in" fo:padding-bottom="0.05in" fo:padding-left="0.1in" fo:padding-right="0.1in" fo:wrap-option="wrap" fo:margin-left="0.1244in" fo:margin-right="0.1256in" fo:margin-top="0.0492in" fo:margin-bottom="0.050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middle" draw:auto-grow-height="false" fo:min-height="0.8862in" fo:min-width="3.1339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Text Box 2" draw:style-name="gr4" draw:text-style-name="P41" svg:width="3.3335in" svg:height="0.9858in" svg:x="4.461in" svg:y="-0.1311in"><loext:table table:name="Table2" table:style-name="Table2"><loext:table-column table:style-name="Table2.A"/><loext:table-column table:style-name="Table2.B"/><loext:table-row table:style-name="Table2.1"><loext:table-cell table:style-name="Table2.A1" office:value-type="string"><text:p text:style-name="P1"><draw:frame draw:style-name="fr3" draw:name="Picture 192" text:anchor-type="as-char" svg:width="0.2in" svg:height="0.2in" draw:z-index="8"><draw:image xlink:href="Pictures/10000001000000400000004006D89D92F46C2CD0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zromano.com/" text:style-name="Internet_20_link" text:visited-style-name="Visited_20_Internet_20_Link"><text:span text:style-name="Internet_20_link"><text:span text:style-name="T6">zromano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3" text:anchor-type="as-char" svg:width="0.2in" svg:height="0.2in" draw:z-index="2"><draw:image xlink:href="Pictures/100000010000004000000040C23FFAF48F2504B5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mailto:zachary.c.romano@gmail.com" text:style-name="Internet_20_link" text:visited-style-name="Visited_20_Internet_20_Link"><text:span text:style-name="Internet_20_link"><text:span text:style-name="T6">zachary.c.romano@gmail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4" text:anchor-type="as-char" svg:width="0.2in" svg:height="0.2in" draw:z-index="9"><draw:image xlink:href="Pictures/10000001000000400000004007FDB9E243A44C3D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linkedin.com/in/zromano/" text:style-name="Internet_20_link" text:visited-style-name="Visited_20_Internet_20_Link"><text:span text:style-name="Internet_20_link"><text:span text:style-name="T6">linkedin.com/in/zromano/</text:span></text:span></text:a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3" draw:text-style-name="P41" svg:width="5.015in" svg:height="0.9705in" svg:x="-0.122in" svg:y="-0.1311in"><text:p text:style-name="Frame_20_contents"><text:span text:style-name="T1">Zach Romano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2" draw:style-name="gr2" draw:text-style-name="P41" svg:width="8.2161in" svg:height="9.4539in" svg:x="-0.3827in" svg:y="0.7972in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office:value-type="string"><text:p text:style-name="P2"><draw:frame draw:style-name="fr3" draw:name="Graphic 55" text:anchor-type="as-char" svg:width="0.3in" svg:height="0.3in" draw:z-index="10"><draw:image xlink:href="Pictures/1000000100000800000008007251552138240BDC.png" xlink:type="simple" xlink:show="embed" xlink:actuate="onLoad" draw:mime-type="image/png"/></draw:frame></text:p></loext:table-cell><loext:table-cell table:style-name="Table1.A1" office:value-type="string"><text:p text:style-name="P7">SKILLS</text:p></loext:table-cell><loext:table-cell table:style-name="Table1.A1" office:value-type="string"><text:p text:style-name="P30"/></loext:table-cell></loext:table-row><loext:table-row table:style-name="Table1.2"><loext:table-cell table:style-name="Table1.A1" office:value-type="string"><text:p text:style-name="P3"/></loext:table-cell><loext:table-cell table:style-name="Table1.A1" office:value-type="string"><text:p text:style-name="P28"><text:span text:style-name="Internet_20_link"><text:span text:style-name="T2">Programming Languages</text:span></text:span></text:p></loext:table-cell><loext:table-cell table:style-name="Table1.A1" office:value-type="string"><text:p text:style-name="P29"><text:span text:style-name="Internet_20_link"><text:span text:style-name="T5">Java, SQL, JavaScript, TypeScript , HTML/CSS</text:span></text:span></text:p></loext:table-cell></loext:table-row><loext:table-row table:style-name="Table1.3"><loext:table-cell table:style-name="Table1.A3" office:value-type="string"><text:p text:style-name="P3"/></loext:table-cell><loext:table-cell table:style-name="Table1.A3" office:value-type="string"><text:p text:style-name="P26">Software Technologies</text:p></loext:table-cell><loext:table-cell table:style-name="Table1.A3" office:value-type="string"><text:p text:style-name="P14">Spring, <text:span text:style-name="T10">React, </text:span>Docker, Gitlab-CI, Kibana, <text:span text:style-name="T10">Datadog,</text:span> JUnit, SonarQube, AWS, <text:span text:style-name="T9">Kubernetes, Helm</text:span></text:p></loext:table-cell></loext:table-row><loext:table-row table:style-name="Table1.4"><loext:table-cell table:style-name="Table1.A3" office:value-type="string"><text:p text:style-name="P3"><draw:frame draw:style-name="fr5" draw:name="Graphic 56" text:anchor-type="as-char" svg:y="-0.2701in" svg:width="0.3in" svg:height="0.3in" draw:z-index="11"><draw:image xlink:href="Pictures/100000010000080000000800486955F933BC5DEC.png" xlink:type="simple" xlink:show="embed" xlink:actuate="onLoad" draw:mime-type="image/png"/></draw:frame></text:p></loext:table-cell><loext:table-cell table:style-name="Table1.A3" table:number-columns-spanned="2" office:value-type="string"><text:p text:style-name="P8">EXPERIENCE</text:p></loext:table-cell><loext:covered-table-cell/></loext:table-row><loext:table-row table:style-name="Table1.5"><loext:table-cell table:style-name="Table1.A5" office:value-type="string"><text:p text:style-name="P4"><draw:frame draw:style-name="fr4" draw:name="Image1" text:anchor-type="char" svg:width="0.3in" svg:height="0.3in" draw:z-index="18"><draw:image xlink:href="Pictures/1000000100000400000004004372D28AC0359731.png" xlink:type="simple" xlink:show="embed" xlink:actuate="onLoad" draw:mime-type="image/png"/></draw:frame></text:p></loext:table-cell><loext:table-cell table:style-name="Table1.A5" office:value-type="string"><text:p text:style-name="P24">Smartsheet</text:p><text:p text:style-name="P9">Dec 2020 - Present</text:p></loext:table-cell><loext:table-cell table:style-name="Table1.A3" office:value-type="string"><text:p text:style-name="P21">Software Engineer</text:p><text:p text:style-name="P15"><text:span text:style-name="T12">Development </text:span><text:span text:style-name="T13">&amp; Design</text:span><text:span text:style-name="T12">:</text:span></text:p><text:list xml:id="list2038639535" text:style-name="L1"><text:list-item><text:p text:style-name="P31">Designed/led full-stack development of ‘deactivate user’ feature as an alternative <text:span text:style-name="T15">to</text:span> deleting them</text:p></text:list-item><text:list-item><text:p text:style-name="P31">Created a DynamoDB table to store privacy related policies based on a user’s domain name</text:p></text:list-item><text:list-item><text:p text:style-name="P36">Analyzed service performance with Locust to enable service to reach <text:span text:style-name="T11">4</text:span>,000+ requests per second</text:p></text:list-item><text:list-item><text:p text:style-name="P32">Improved caching and use of replicas to reduce load on <text:span text:style-name="T9">database</text:span> by over 10 <text:span text:style-name="T9">million</text:span> reads <text:span text:style-name="T16">per </text:span>h<text:span text:style-name="T16">ou</text:span>r</text:p></text:list-item><text:list-item><text:p text:style-name="P32">Led an effort to upgrade essential company-wide libra<text:span text:style-name="T14">ries</text:span> to Java 17 and SpringBoot 3</text:p></text:list-item></text:list><text:p text:style-name="P16">DevOps:</text:p><text:list xml:id="list214608208504070" text:continue-numbering="true" text:style-name="L1"><text:list-item><text:p text:style-name="P33">Profiled memory/CPU utilization to determine optimal Kubernetes pod and JVM sizing</text:p></text:list-item><text:list-item><text:p text:style-name="P33">Established a testing strategy that enabled high-frequency and high-confidence deploys</text:p></text:list-item><text:list-item><text:p text:style-name="P33">Created a tool that automatically creates a pull request to update our dependencies to latest version</text:p></text:list-item></text:list><text:p text:style-name="P17">Teaching:</text:p><text:list xml:id="list82524479929090" text:style-name="L1"><text:list-item><text:p text:style-name="P31">Taught and encouraged modern Java/Spring practices and became the ‘go-to’ SpringBoot developer</text:p></text:list-item><text:list-item><text:p text:style-name="P35">Mentored a<text:span text:style-name="T17">n</text:span> intern and guided them <text:span text:style-name="T11">on</text:span> improv<text:span text:style-name="T11">ing</text:span> the <text:span text:style-name="T11">SCIM</text:span> interface with Azure Active Directory</text:p></text:list-item><text:list-item><text:p text:style-name="P34">Introduced team to build technologies such as Gradle and Liquibase <text:span text:style-name="T9">to improve pipeline speeds</text:span></text:p></text:list-item></text:list></loext:table-cell></loext:table-row><loext:table-row table:style-name="Table1.5"><loext:table-cell table:style-name="Table1.A5" office:value-type="string"><text:p text:style-name="P3"><draw:frame draw:style-name="fr3" draw:name="Graphic 57" text:anchor-type="as-char" svg:width="0.35in" svg:height="0.35in" draw:z-index="12"><draw:image xlink:href="Pictures/100000010000006000000060B3B5FEE8D7BE68D8.png" xlink:type="simple" xlink:show="embed" xlink:actuate="onLoad" draw:mime-type="image/png"/></draw:frame></text:p></loext:table-cell><loext:table-cell table:style-name="Table1.A5" office:value-type="string"><text:p text:style-name="P25">Boeing</text:p><text:p text:style-name="P10"><draw:custom-shape text:anchor-type="paragraph" draw:z-index="4" draw:name="Shape 1" draw:style-name="gr1" draw:text-style-name="P40" svg:width="0.0606in" svg:height="1.6768in" svg:x="0.5681in" svg:y="0.3492in"><text:p/><draw:enhanced-geometry svg:viewBox="0 0 21600 21600" draw:mirror-horizontal="false" draw:mirror-vertical="false" draw:text-areas="?f0 0 ?f2 ?f5" draw:type="down-arrow" draw:modifiers="21116.14844533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Ma<text:span text:style-name="T3">r</text:span> 2019 - <text:span text:style-name="T8">Dec 2020</text:span></text:p></loext:table-cell><loext:table-cell table:style-name="Table1.A3" office:value-type="string"><text:p text:style-name="P22">Full Stack Developer</text:p><text:p text:style-name="P11">Development:</text:p><text:list xml:id="list214607439170568" text:continue-numbering="true" text:style-name="L1"><text:list-item><text:p text:style-name="P37"><text:span text:style-name="T11">P</text:span>roduced an app to optimize purchasing that discovered $1 billion in unrealized savings</text:p></text:list-item><text:list-item><text:p text:style-name="P38"><text:span text:style-name="T11">D</text:span>eveloped an app that generates GitLab-CI pipelines to test and deploy existing apps</text:p></text:list-item></text:list><text:p text:style-name="P12">DevOps:</text:p><text:list xml:id="list214607522243348" text:continue-numbering="true" text:style-name="L1"><text:list-item><text:p text:style-name="P39">Implemented zero downtime deploys so that applications can be released at any time</text:p></text:list-item><text:list-item><text:p text:style-name="P39">Introduced team to persistent chat and set up webhooks for live alerting of pipeline failures</text:p></text:list-item></text:list><text:p text:style-name="P11">Teaching:</text:p><text:list xml:id="list214608148914973" text:continue-numbering="true" text:style-name="L1"><text:list-item><text:p text:style-name="P34">Utilized paired programming to teach modern development practices for 1500+ hours</text:p></text:list-item><text:list-item><text:p text:style-name="P34">Taught Extreme Programming principles such as Test-Driven Development and CI/CD</text:p></text:list-item><text:list-item><text:p text:style-name="P34"><text:span text:style-name="T11">Led</text:span> courses to train developers on deploying software to the <text:span text:style-name="T11">Pivotal Cloud Foundry</text:span></text:p></text:list-item></text:list></loext:table-cell></loext:table-row><loext:table-row table:style-name="Table1.5"><loext:table-cell table:style-name="Table1.A3" office:value-type="string"><text:p text:style-name="P5"><draw:frame draw:style-name="fr3" draw:name="Graphic 57 Copy 1" text:anchor-type="as-char" svg:width="0.35in" svg:height="0.35in" draw:z-index="17"><draw:image xlink:href="Pictures/100000010000006000000060B3B5FEE8D7BE68D8.png" xlink:type="simple" xlink:show="embed" xlink:actuate="onLoad" draw:mime-type="image/png"/></draw:frame></text:p></loext:table-cell><loext:table-cell table:style-name="Table1.A3" office:value-type="string"><text:p text:style-name="P13">Aug 2017 - Mar 2019</text:p></loext:table-cell><loext:table-cell table:style-name="Table1.A3" office:value-type="string"><text:p text:style-name="P23">Systems Engineering Rotation</text:p><text:list xml:id="list214608956293073" text:continue-numbering="true" text:style-name="L1"><text:list-item><text:p text:style-name="P33">Created a website using .NET Core and Tableau to host real-time analytics</text:p></text:list-item></text:list></loext:table-cell></loext:table-row><loext:table-row table:style-name="Table1.8"><loext:table-cell table:style-name="Table1.A3" office:value-type="string"><text:p text:style-name="P3"><draw:frame draw:style-name="fr3" draw:name="Graphic 60" text:anchor-type="as-char" svg:width="0.3in" svg:height="0.3in" draw:z-index="13"><draw:image xlink:href="Pictures/100000010000085C0000085CDCD76E81343D2E46.png" xlink:type="simple" xlink:show="embed" xlink:actuate="onLoad" draw:mime-type="image/png"/></draw:frame></text:p></loext:table-cell><loext:table-cell table:style-name="Table1.A3" table:number-columns-spanned="2" office:value-type="string"><text:p text:style-name="P8">PROJECTS</text:p></loext:table-cell><loext:covered-table-cell/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8"><text:span text:style-name="Internet_20_link"><text:span text:style-name="T2">Capture the Flag</text:span></text:span></text:p></loext:table-cell><loext:table-cell table:style-name="Table1.C9" office:value-type="string"><text:p text:style-name="P28"><text:span text:style-name="Internet_20_link"><text:span text:style-name="T5">Created a publicly available cybersecurity challenge where users can try to “hack” an election</text:span></text:span></text:p></loext:table-cell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7">Online Clue Game</text:p></loext:table-cell><loext:table-cell table:style-name="Table1.C9" office:value-type="string"><text:p text:style-name="P14">Headed a team that developed an online version of Clue using Angular and Firebase</text:p></loext:table-cell></loext:table-row><loext:table-row table:style-name="Table1.11"><loext:table-cell table:style-name="Table1.A3" office:value-type="string"><text:p text:style-name="P3"><draw:frame draw:style-name="fr3" draw:name="Graphic 61" text:anchor-type="as-char" svg:width="0.3in" svg:height="0.3in" draw:z-index="14"><draw:image xlink:href="Pictures/10000001000009C4000009C44BC84A50E7223D23.png" xlink:type="simple" xlink:show="embed" xlink:actuate="onLoad" draw:mime-type="image/png"/></draw:frame></text:p></loext:table-cell><loext:table-cell table:style-name="Table1.A3" table:number-columns-spanned="2" office:value-type="string"><text:p text:style-name="P8">EDUCATION</text:p></loext:table-cell><loext:covered-table-cell/></loext:table-row><loext:table-row table:style-name="Table1.12"><loext:table-cell table:style-name="Table1.A3" office:value-type="string"><text:p text:style-name="P3"><draw:frame draw:style-name="fr2" draw:name="Graphic 62" text:anchor-type="as-char" svg:y="-0.1307in" svg:width="0.35in" svg:height="0.35in" draw:z-index="15"><draw:image xlink:href="Pictures/10000001000007D0000007D01CDEDB4A4B6FEF62.png" xlink:type="simple" xlink:show="embed" xlink:actuate="onLoad" draw:mime-type="image/png"/></draw:frame></text:p></loext:table-cell><loext:table-cell table:style-name="Table1.A3" office:value-type="string"><text:p text:style-name="P18">Johns Hopkins</text:p></loext:table-cell><loext:table-cell table:style-name="Table1.A3" office:value-type="string"><text:p text:style-name="P18">Master of Science in Computer Science,<text:span text:style-name="T4"> 4.0/4.0 - </text:span><text:span text:style-name="T7">Focused in Cybersecurity</text:span></text:p></loext:table-cell></loext:table-row><loext:table-row table:style-name="Table1.13"><loext:table-cell table:style-name="Table1.A3" office:value-type="string"><text:p text:style-name="P2"><draw:frame draw:style-name="fr1" draw:name="Graphic 63" text:anchor-type="as-char" svg:width="0.35in" svg:height="0.35in" draw:z-index="16"><draw:image xlink:href="Pictures/1000000100000484000004840588E9E02ADCAEC3.png" xlink:type="simple" xlink:show="embed" xlink:actuate="onLoad" draw:mime-type="image/png"/></draw:frame></text:p></loext:table-cell><loext:table-cell table:style-name="Table1.A3" office:value-type="string"><text:p text:style-name="P19">University of Illinois </text:p><text:p text:style-name="P19">Urbana-Champaign</text:p></loext:table-cell><loext:table-cell table:style-name="Table1.A3" office:value-type="string"><text:p text:style-name="P20">Bachelor of Science in Aerospace Engineering, <text:span text:style-name="T4">3.77/4.00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fo:color="#666666" loext:opacity="100%" style:font-name="OpenSymbol" fo:font-family="OpenSymbol" style:font-charset="x-symbol"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Gill Sans Nova Light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fo:font-family="Cambri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Romano</meta:initial-creator>
    <meta:editing-cycles>20</meta:editing-cycles>
    <meta:print-date>2020-05-24T01:53:00</meta:print-date>
    <meta:creation-date>2020-08-20T04:48:00</meta:creation-date>
    <dc:date>2023-06-28T21:46:06.951975882</dc:date>
    <meta:editing-duration>PT15H47M49S</meta:editing-duration>
    <meta:generator>LibreOffice/7.5.0.3$MacOSX_X86_64 LibreOffice_project/c21113d003cd3efa8c53188764377a8272d9d6de</meta:generator>
    <meta:document-statistic meta:table-count="2" meta:image-count="12" meta:object-count="0" meta:page-count="1" meta:paragraph-count="65" meta:word-count="391" meta:character-count="2563" meta:non-whitespace-character-count="2244"/>
    <meta:user-defined meta:name="AppVersion">16.0000</meta:user-defined>
    <meta:template xlink:type="simple" xlink:actuate="onRequest" xlink:title="Normal.dotm" xlink:href=""/>
  </office:meta>
</office:document-meta>
</file>